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Codec.write( JSONSerializer serializer , Object object , Object fieldName , Type fieldType ,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oleanCodec.deserialze( DefaultJSONParser parser , Type clazz , Object field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oolean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